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achmentPart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Part.getConten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achmentPart.Attachment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achmentPart.getConten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achmentPart.setContentId( String cont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Part.setContentLocation( String conten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achmentPart.getConten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